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22900000229B388412A962BFC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Xin Yang lived in a village with his mom and dad until a war started and his village was destroyed. Unfortunately his mom and dad died. Xin Yang survived and grew up. He found a cave in the forest with a bow and two ninjados. From then on he fought fiercely for his vill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Bow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2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8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6(1d6x3)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Poison Arrow:</text:span></text:p>
          <text:p text:style-name="P17"><text:span text:style-name="T5">-4 to hit, but if arrow hits, it does 1d4 damage per turn until target rolls magic sav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8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588cm" svg:y="6.604cm">
            <text:p text:style-name="P18"><text:span text:style-name="T6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207cm" svg:y="6.604cm">
            <text:p text:style-name="P18"><text:span text:style-name="T6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6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6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6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43cm" svg:height="0.508cm" svg:x="3.81cm" svg:y="1.397cm">
            <text:p text:style-name="P12">Sword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10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2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3.311cm" svg:height="3.311cm" svg:x="0.372cm" svg:y="0.436cm">
          <draw:image xlink:href="Pictures/100002010000022900000229B388412A962BFC39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7">Xin Yang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01T12:55:53.793000000</meta:creation-date>
    <meta:editing-duration>PT8M41S</meta:editing-duration>
    <meta:editing-cycles>2</meta:editing-cycles>
    <meta:generator>LibreOffice/6.4.1.2$Windows_X86_64 LibreOffice_project/4d224e95b98b138af42a64d84056446d09082932</meta:generator>
    <dc:title>HeroTemplate</dc:title>
    <dc:date>2022-05-01T13:04:34.185000000</dc:date>
    <meta:document-statistic meta:object-count="53"/>
    <meta:template xlink:type="simple" xlink:actuate="onRequest" xlink:title="HeroTemplate" xlink:href="../../../../../../../../../../Roaming/LibreOffice/4/user/template/HeroTemplate.otg" meta:date="2022-05-01T12:55:53.628000000"/>
  </office:meta>
</office:document-meta>
</file>